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cm" fo:margin-bottom="0.499cm" style:contextual-spacing="false" style:writing-mode="lr-tb"/>
    </style:style>
    <style:style style:name="P4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5" style:family="paragraph" style:parent-style-name="Standard">
      <style:text-properties officeooo:rsid="00067853" officeooo:paragraph-rsid="00067853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cm" fo:margin-bottom="0cm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cm" fo:margin-bottom="0cm" style:contextual-spacing="false"/>
    </style:style>
    <style:style style:name="P10" style:family="paragraph" style:parent-style-name="Text_20_body">
      <style:text-properties officeooo:rsid="00067853" officeooo:paragraph-rsid="00067853"/>
    </style:style>
    <style:style style:name="T1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bcbec4" loext:opacity="100%" style:font-name="JetBrains Mono" fo:font-size="10pt" fo:font-style="italic" fo:font-weight="normal" style:font-size-asian="10pt" style:font-style-asian="italic" style:font-weight-asian="normal"/>
    </style:style>
    <style:style style:name="T4" style:family="text">
      <style:text-properties fo:color="#b3ae60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lunos Controller</text:p>
      <text:p text:style-name="P5"/>
      <text:p text:style-name="P4" loext:marker-style-name="T2"><text:span text:style-name="T1">package </text:span><text:span text:style-name="T2">projeto.Mari.Biblioteca.controller;<text:line-break/><text:line-break/></text:span><text:span text:style-name="T1">import </text:span><text:span text:style-name="T2">org.springframework.web.bind.annotation.*;<text:line-break/></text:span><text:span text:style-name="T1">import </text:span><text:span text:style-name="T2">projeto.Mari.Biblioteca.dto.AlunosDTO;<text:line-break/></text:span><text:span text:style-name="T1">import </text:span><text:span text:style-name="T2">projeto.Mari.Biblioteca.entity.Alunos;<text:line-break/></text:span><text:span text:style-name="T1">import </text:span><text:span text:style-name="T2">org.springframework.beans.factory.annotation.</text:span><text:span text:style-name="T4">Autowired</text:span><text:span text:style-name="T2">;<text:line-break/></text:span><text:span text:style-name="T1">import </text:span><text:span text:style-name="T2">org.springframework.http.ResponseEntity;<text:line-break/></text:span><text:span text:style-name="T1">import </text:span><text:span text:style-name="T2">java.util.List;<text:line-break/><text:line-break/></text:span><text:span text:style-name="T4">@RestController<text:line-break/>@RequestMapping</text:span><text:span text:style-name="T2">(value = </text:span><text:span text:style-name="T5">"/api/v1/Alunos"</text:span><text:span text:style-name="T2">)<text:line-break/></text:span><text:span text:style-name="T1">public class </text:span><text:span text:style-name="T2">AlunosController {<text:line-break/><text:line-break/> <text:s text:c="3"/></text:span><text:span text:style-name="T4">@Autowired<text:line-break/> <text:s text:c="3"/></text:span><text:span text:style-name="T1">private </text:span><text:span text:style-name="T2">AlunosService </text:span><text:span text:style-name="T6">service</text:span><text:span text:style-name="T2">;<text:line-break/><text:line-break/> <text:s text:c="3"/></text:span><text:span text:style-name="T4">@GetMapping<text:line-break/> <text:s text:c="3"/></text:span><text:span text:style-name="T1">public </text:span><text:span text:style-name="T2">ResponseEntity&lt;List&lt;Alunos&gt;&gt; </text:span><text:span text:style-name="T7">buscarTodos</text:span><text:span text:style-name="T2">() {<text:line-break/> <text:s text:c="7"/>List&lt;Alunos&gt; alunos = </text:span><text:span text:style-name="T6">service</text:span><text:span text:style-name="T2">.findAll();<text:line-break/> <text:s text:c="7"/></text:span><text:span text:style-name="T1">return </text:span><text:span text:style-name="T2">ResponseEntity.</text:span><text:span text:style-name="T3">ok</text:span><text:span text:style-name="T2">(alunos);<text:line-break/> <text:s text:c="3"/>}<text:line-break/><text:line-break/> <text:s text:c="3"/></text:span><text:span text:style-name="T4">@PostMapping<text:line-break/> <text:s text:c="3"/></text:span><text:span text:style-name="T1">public </text:span><text:span text:style-name="T2">ResponseEntity&lt;String&gt; </text:span><text:span text:style-name="T7">save</text:span><text:span text:style-name="T2">(</text:span><text:span text:style-name="T4">@RequestBody </text:span><text:span text:style-name="T2">AlunosDTO alunosDTO) {<text:line-break/> <text:s text:c="7"/>Long id = </text:span><text:span text:style-name="T6">service</text:span><text:span text:style-name="T2">.save(alunosDTO);<text:line-break/> <text:s text:c="7"/></text:span><text:span text:style-name="T1">return </text:span><text:span text:style-name="T2">ResponseEntity.</text:span><text:span text:style-name="T3">ok</text:span><text:span text:style-name="T2">(</text:span><text:span text:style-name="T5">"Aluno salvo com sucesso! ID: " </text:span><text:span text:style-name="T2">+ id);<text:line-break/> <text:s text:c="3"/>}<text:line-break/><text:line-break/> <text:s text:c="3"/></text:span><text:span text:style-name="T4">@DeleteMapping</text:span><text:span text:style-name="T2">(value = </text:span><text:span text:style-name="T5">"/{id}"</text:span><text:span text:style-name="T2">)<text:line-break/> <text:s text:c="3"/></text:span><text:span text:style-name="T1">public </text:span><text:span text:style-name="T2">ResponseEntity&lt;String&gt; </text:span><text:span text:style-name="T7">delete</text:span><text:span text:style-name="T2">(</text:span><text:span text:style-name="T4">@PathVariable</text:span><text:span text:style-name="T2">(</text:span><text:span text:style-name="T5">"id"</text:span><text:span text:style-name="T2">) Long id) {<text:line-break/> <text:s text:c="7"/></text:span><text:span text:style-name="T6">service</text:span><text:span text:style-name="T2">.delete(id);<text:line-break/> <text:s text:c="7"/></text:span><text:span text:style-name="T1">return </text:span><text:span text:style-name="T2">ResponseEntity.</text:span><text:span text:style-name="T3">ok</text:span><text:span text:style-name="T2">(</text:span><text:span text:style-name="T5">"Aluno excluído com sucesso! ID: " </text:span><text:span text:style-name="T2">+ id);<text:line-break/> <text:s text:c="3"/>}<text:line-break/><text:line-break/> <text:s text:c="3"/></text:span><text:span text:style-name="T4">@PatchMapping<text:line-break/> <text:s text:c="3"/></text:span><text:span text:style-name="T1">public </text:span><text:span text:style-name="T2">ResponseEntity&lt;String&gt; </text:span><text:span text:style-name="T7">update</text:span><text:span text:style-name="T2">(</text:span><text:span text:style-name="T4">@RequestBody </text:span><text:span text:style-name="T2">AlunosDTO alunosDTO) {<text:line-break/> <text:s text:c="7"/></text:span><text:span text:style-name="T6">service</text:span><text:span text:style-name="T2">.update(alunosDTO);<text:line-break/> <text:s text:c="7"/></text:span><text:span text:style-name="T1">return </text:span><text:span text:style-name="T2">ResponseEntity.</text:span><text:span text:style-name="T3">ok</text:span><text:span text:style-name="T2">(</text:span><text:span text:style-name="T5">"Aluno atualizado com sucesso! ID: " </text:span><text:span text:style-name="T2">+ alunosDTO.getCodUsuario());<text:line-break/> <text:s text:c="3"/>}<text:line-break/>}</text:span></text:p>
      <text:p text:style-name="P5"/>
      <text:p text:style-name="P5"/>
      <text:p text:style-name="P10">Seu código define um controlador <text:span text:style-name="Source_20_Text">AlunosController</text:span> no Spring Boot que expõe endpoints para operações CRUD (Create, Read, Update, Delete) para a entidade <text:span text:style-name="Source_20_Text">Alunos</text:span>. O controlador usa o serviço <text:span text:style-name="Source_20_Text">AlunosService</text:span> para realizar essas operações. Aqui está o código com uma explicação detalhada:</text:p>
      <text:p text:style-name="Preformatted_20_Text">java</text:p>
      <text:p text:style-name="Preformatted_20_Text">Copiar código</text:p>
      <text:p text:style-name="P1"><text:span text:style-name="Source_20_Text">package projeto.Mari.Biblioteca.controller;</text:span></text:p>
      <text:p text:style-name="P2"/>
      <text:p text:style-name="P2"><text:span text:style-name="Source_20_Text">import org.springframework.web.bind.annotation.*;</text:span></text:p>
      <text:p text:style-name="P2"><text:span text:style-name="Source_20_Text">import projeto.Mari.Biblioteca.dto.AlunosDTO;</text:span></text:p>
      <text:p text:style-name="P2"><text:span text:style-name="Source_20_Text">import projeto.Mari.Biblioteca.entity.Alunos;</text:span></text:p>
      <text:p text:style-name="P2"><text:span text:style-name="Source_20_Text">import org.springframework.beans.factory.annotation.Autowired;</text:span></text:p>
      <text:p text:style-name="P2"><text:span text:style-name="Source_20_Text">import org.springframework.http.ResponseEntity;</text:span></text:p>
      <text:p text:style-name="P2"><text:span text:style-name="Source_20_Text">import projeto.Mari.Biblioteca.service.AlunosService;</text:span></text:p>
      <text:p text:style-name="P2"/>
      <text:p text:style-name="P2"><text:span text:style-name="Source_20_Text">import java.util.List;</text:span></text:p>
      <text:p text:style-name="P2"><text:soft-page-break/></text:p>
      <text:p text:style-name="P2"><text:span text:style-name="Source_20_Text">@RestController</text:span></text:p>
      <text:p text:style-name="P2"><text:span text:style-name="Source_20_Text">@RequestMapping(value = "/api/v1/Alunos")</text:span></text:p>
      <text:p text:style-name="P2"><text:span text:style-name="Source_20_Text">public class AlunosController {</text:span></text:p>
      <text:p text:style-name="P2"/>
      <text:p text:style-name="P2"><text:span text:style-name="Source_20_Text"><text:s text:c="4"/>@Autowired</text:span></text:p>
      <text:p text:style-name="P2"><text:span text:style-name="Source_20_Text"><text:s text:c="4"/>private AlunosService service;</text:span></text:p>
      <text:p text:style-name="P2"/>
      <text:p text:style-name="P2"><text:span text:style-name="Source_20_Text"><text:s text:c="4"/>@GetMapping</text:span></text:p>
      <text:p text:style-name="P2"><text:span text:style-name="Source_20_Text"><text:s text:c="4"/>public ResponseEntity&lt;List&lt;Alunos&gt;&gt; buscarTodos() {</text:span></text:p>
      <text:p text:style-name="P2"><text:span text:style-name="Source_20_Text"><text:s text:c="8"/>List&lt;Alunos&gt; alunos = service.findAll();</text:span></text:p>
      <text:p text:style-name="P2"><text:span text:style-name="Source_20_Text"><text:s text:c="8"/>return ResponseEntity.ok(alunos);</text:span></text:p>
      <text:p text:style-name="P2"><text:span text:style-name="Source_20_Text"><text:s text:c="4"/>}</text:span></text:p>
      <text:p text:style-name="P2"/>
      <text:p text:style-name="P2"><text:span text:style-name="Source_20_Text"><text:s text:c="4"/>@PostMapping</text:span></text:p>
      <text:p text:style-name="P2"><text:span text:style-name="Source_20_Text"><text:s text:c="4"/>public ResponseEntity&lt;String&gt; save(@RequestBody AlunosDTO alunosDTO) {</text:span></text:p>
      <text:p text:style-name="P2"><text:span text:style-name="Source_20_Text"><text:s text:c="8"/>Long id = service.save(alunosDTO);</text:span></text:p>
      <text:p text:style-name="P2"><text:span text:style-name="Source_20_Text"><text:s text:c="8"/>return ResponseEntity.ok("Aluno salvo com sucesso! ID: " + id);</text:span></text:p>
      <text:p text:style-name="P2"><text:span text:style-name="Source_20_Text"><text:s text:c="4"/>}</text:span></text:p>
      <text:p text:style-name="P2"/>
      <text:p text:style-name="P2"><text:span text:style-name="Source_20_Text"><text:s text:c="4"/>@DeleteMapping(value = "/{id}")</text:span></text:p>
      <text:p text:style-name="P2"><text:span text:style-name="Source_20_Text"><text:s text:c="4"/>public ResponseEntity&lt;String&gt; delete(@PathVariable("id") Long id) {</text:span></text:p>
      <text:p text:style-name="P2"><text:span text:style-name="Source_20_Text"><text:s text:c="8"/>service.delete(id);</text:span></text:p>
      <text:p text:style-name="P2"><text:span text:style-name="Source_20_Text"><text:s text:c="8"/>return ResponseEntity.ok("Aluno excluído com sucesso! ID: " + id);</text:span></text:p>
      <text:p text:style-name="P2"><text:span text:style-name="Source_20_Text"><text:s text:c="4"/>}</text:span></text:p>
      <text:p text:style-name="P2"/>
      <text:p text:style-name="P2"><text:span text:style-name="Source_20_Text"><text:s text:c="4"/>@PatchMapping</text:span></text:p>
      <text:p text:style-name="P2"><text:span text:style-name="Source_20_Text"><text:s text:c="4"/>public ResponseEntity&lt;String&gt; update(@RequestBody AlunosDTO alunosDTO) {</text:span></text:p>
      <text:p text:style-name="P2"><text:span text:style-name="Source_20_Text"><text:s text:c="8"/>service.update(alunosDTO);</text:span></text:p>
      <text:p text:style-name="P2"><text:span text:style-name="Source_20_Text"><text:s text:c="8"/>return ResponseEntity.ok("Aluno atualizado com sucesso! ID: " + alunosDTO.codUsuario());</text:span></text:p>
      <text:p text:style-name="P2"><text:span text:style-name="Source_20_Text"><text:s text:c="4"/>}</text:span></text:p>
      <text:p text:style-name="P3"><text:span text:style-name="Source_20_Text">}</text:span></text:p>
      <text:p text:style-name="Text_20_body"><text:span text:style-name="Strong_20_Emphasis">Explicação detalhada:</text:span></text:p>
      <text:list text:style-name="L1">
        <text:list-item>
          <text:p text:style-name="P6"><text:span text:style-name="Strong_20_Emphasis">Pacote e Importações</text:span>:</text:p>
          <text:list>
            <text:list-item>
              <text:p text:style-name="P7"><text:span text:style-name="Source_20_Text">package projeto.Mari.Biblioteca.controller;</text:span>: Define o pacote onde este controlador está localizado.</text:p>
            </text:list-item>
            <text:list-item>
              <text:p text:style-name="P7">Importações necessárias para o Spring MVC, DTO, entidade, serviço, e ResponseEntity.</text:p>
            </text:list-item>
          </text:list>
        </text:list-item>
        <text:list-item>
          <text:p text:style-name="P6"><text:span text:style-name="Strong_20_Emphasis">Anotação </text:span><text:span text:style-name="Strong_20_Emphasis"><text:span text:style-name="Source_20_Text">@RestController</text:span></text:span><text:span text:style-name="Strong_20_Emphasis"> e </text:span><text:span text:style-name="Strong_20_Emphasis"><text:span text:style-name="Source_20_Text">@RequestMapping</text:span></text:span>:</text:p>
          <text:list>
            <text:list-item>
              <text:p text:style-name="P7"><text:span text:style-name="Source_20_Text">@RestController</text:span>: Marca a classe como um controlador REST, permitindo que ela manipule solicitações HTTP.</text:p>
            </text:list-item>
            <text:list-item>
              <text:p text:style-name="P7"><text:span text:style-name="Source_20_Text">@RequestMapping(value = "/api/v1/Alunos")</text:span>: Define o mapeamento base para todos os endpoints deste controlador.</text:p>
            </text:list-item>
          </text:list>
        </text:list-item>
        <text:list-item>
          <text:p text:style-name="P6"><text:span text:style-name="Strong_20_Emphasis">Injeção de Dependência</text:span>:</text:p>
          <text:list>
            <text:list-item>
              <text:p text:style-name="P7"><text:span text:style-name="Source_20_Text">@Autowired</text:span>: Injeta automaticamente uma instância de <text:span text:style-name="Source_20_Text">AlunosService</text:span> nesta classe.</text:p>
            </text:list-item>
          </text:list>
        </text:list-item>
        <text:list-item>
          <text:p text:style-name="P6"><text:span text:style-name="Strong_20_Emphasis">Métodos do Controlador</text:span>:</text:p>
          <text:list>
            <text:list-item>
              <text:p text:style-name="P7"><text:span text:style-name="Strong_20_Emphasis"><text:span text:style-name="Source_20_Text">@GetMapping</text:span></text:span>: Mapeia solicitações GET para o método <text:span text:style-name="Source_20_Text">buscarTodos</text:span>.</text:p>
              <text:list>
                <text:list-item>
                  <text:p text:style-name="P7"><text:span text:style-name="Source_20_Text">public ResponseEntity&lt;List&lt;Alunos&gt;&gt; buscarTodos()</text:span>: Retorna uma lista de todos os alunos.</text:p>
                </text:list-item>
              </text:list>
            </text:list-item>
            <text:list-item>
              <text:p text:style-name="P7"><text:soft-page-break/><text:span text:style-name="Strong_20_Emphasis"><text:span text:style-name="Source_20_Text">@PostMapping</text:span></text:span>: Mapeia solicitações POST para o método <text:span text:style-name="Source_20_Text">save</text:span>.</text:p>
              <text:list>
                <text:list-item>
                  <text:p text:style-name="P7"><text:span text:style-name="Source_20_Text">public ResponseEntity&lt;String&gt; save(@RequestBody AlunosDTO alunosDTO)</text:span>: Salva um novo aluno.</text:p>
                </text:list-item>
                <text:list-item>
                  <text:p text:style-name="P7"><text:span text:style-name="Source_20_Text">@RequestBody</text:span>: Indica que o <text:span text:style-name="Source_20_Text">alunosDTO</text:span> deve ser lido do corpo da solicitação HTTP.</text:p>
                </text:list-item>
              </text:list>
            </text:list-item>
            <text:list-item>
              <text:p text:style-name="P7"><text:span text:style-name="Strong_20_Emphasis"><text:span text:style-name="Source_20_Text">@DeleteMapping(value = "/{id}")</text:span></text:span>: Mapeia solicitações DELETE para o método <text:span text:style-name="Source_20_Text">delete</text:span>.</text:p>
              <text:list>
                <text:list-item>
                  <text:p text:style-name="P7"><text:span text:style-name="Source_20_Text">public ResponseEntity&lt;String&gt; delete(@PathVariable("id") Long id)</text:span>: Exclui um aluno pelo seu ID.</text:p>
                </text:list-item>
                <text:list-item>
                  <text:p text:style-name="P7"><text:span text:style-name="Source_20_Text">@PathVariable</text:span>: Extrai o valor do ID da URL.</text:p>
                </text:list-item>
              </text:list>
            </text:list-item>
            <text:list-item>
              <text:p text:style-name="P7"><text:span text:style-name="Strong_20_Emphasis"><text:span text:style-name="Source_20_Text">@PatchMapping</text:span></text:span>: Mapeia solicitações PATCH para o método <text:span text:style-name="Source_20_Text">update</text:span>.</text:p>
              <text:list>
                <text:list-item>
                  <text:p text:style-name="P7"><text:span text:style-name="Source_20_Text">public ResponseEntity&lt;String&gt; update(@RequestBody AlunosDTO alunosDTO)</text:span>: Atualiza um aluno existente.</text:p>
                </text:list-item>
                <text:list-item>
                  <text:p text:style-name="P6"><text:span text:style-name="Source_20_Text">@RequestBody</text:span>: Indica que o <text:span text:style-name="Source_20_Text">alunosDTO</text:span> deve ser lido do corpo da solicitação HTTP.</text:p>
                </text:list-item>
              </text:list>
            </text:list-item>
          </text:list>
        </text:list-item>
      </text:list>
      <text:p text:style-name="Text_20_body"><text:span text:style-name="Strong_20_Emphasis">Considerações Gerais</text:span>:</text:p>
      <text:list text:style-name="L2">
        <text:list-item>
          <text:p text:style-name="P9">O controlador usa <text:span text:style-name="Source_20_Text">ResponseEntity</text:span> para construir as respostas HTTP com o status e corpo apropriados.</text:p>
        </text:list-item>
        <text:list-item>
          <text:p text:style-name="P9">Cada método do controlador corresponde a uma operação CRUD e usa o serviço <text:span text:style-name="Source_20_Text">AlunosService</text:span> para realizar a lógica de negócios.</text:p>
        </text:list-item>
        <text:list-item>
          <text:p text:style-name="P8">O uso de <text:span text:style-name="Source_20_Text">@RequestBody</text:span> e <text:span text:style-name="Source_20_Text">@PathVariable</text:span> permite a fácil extração de dados das solicitações HTTP.</text:p>
        </text:list-item>
      </text:list>
      <text:p text:style-name="Text_20_body">Seu código está bem estruturado e segue as melhores práticas do Spring Boot para criar controladores REST. As operações CRUD são mapeadas de forma clara para os endpoints HTTP apropriados. Certifique-se de que o serviço <text:span text:style-name="Source_20_Text">AlunosService</text:span> e o mapeador <text:span text:style-name="Source_20_Text">AlunosMapper</text:span> estejam corretamente implementados e configurados para garantir o funcionamento correto dos endpoints.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4T17:11:41.473000000</meta:creation-date>
    <dc:date>2024-06-14T17:15:59.957000000</dc:date>
    <meta:editing-duration>PT4M19S</meta:editing-duration>
    <meta:editing-cycles>1</meta:editing-cycles>
    <meta:document-statistic meta:table-count="0" meta:image-count="0" meta:object-count="0" meta:page-count="3" meta:paragraph-count="65" meta:word-count="550" meta:character-count="5106" meta:non-whitespace-character-count="4397"/>
    <meta:generator>LibreOffice/24.2.3.2$Windows_X86_64 LibreOffice_project/433d9c2ded56988e8a90e6b2e771ee4e6a5ab2ba</meta:generator>
  </office:meta>
</office:document-meta>
</file>